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officeooo:paragraph-rsid="001cebdd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paragraph-properties fo:line-height="100%">
        <style:tab-stops>
          <style:tab-stop style:position="11.79cm"/>
        </style:tab-stops>
      </style:paragraph-properties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>
      <style:paragraph-properties>
        <style:tab-stops>
          <style:tab-stop style:position="11.79cm"/>
        </style:tab-stops>
      </style:paragraph-properties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style:font-size-asian="16pt" style:font-style-asian="normal" style:font-name-complex="Times New Roman1" style:font-size-complex="16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normal" style:text-underline-style="none" style:font-size-asian="18pt" style:font-style-asian="normal" style:font-name-complex="Times New Roman1" style:font-size-complex="18pt" style:font-style-complex="normal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1" style:family="paragraph" style:parent-style-name="Heading_20_2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cebdd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bc1a" style:font-weight-asian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ebc1a"/>
    </style:style>
    <style:style style:name="T7" style:family="text">
      <style:text-properties officeooo:rsid="001a27a1"/>
    </style:style>
    <style:style style:name="T8" style:family="text">
      <style:text-properties officeooo:rsid="001cebdd"/>
    </style:style>
    <style:style style:name="T9" style:family="text">
      <style:text-properties officeooo:rsid="001ebc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Нижегородской области</text:p>
      <text:p text:style-name="P4">Государственное бюджетное <text:span text:style-name="T7">профессиональное </text:span>образовательное учреждение</text:p>
      <text:p text:style-name="P4">«Нижегородский радиотехнический колледж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Дисциплина <text:span text:style-name="T9">ОП 03. </text:span><text:span text:style-name="T4">Информационные технологии</text:span></text:p>
      <text:p text:style-name="P7"/>
      <text:p text:style-name="P7"/>
      <text:p text:style-name="P2">ОТЧЁТ</text:p>
      <text:p text:style-name="P2">по лабораторной работе № __</text:p>
      <text:h text:style-name="P11" text:outline-level="2"><text:span text:style-name="T1">Тема «_______________________</text:span><text:span text:style-name="T3">__»</text:span></text:h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Выполнил:<text:tab/>Проверил:</text:p>
      <text:p text:style-name="P5"><text:span text:style-name="T8">обучающийся</text:span> группы ________<text:tab/>Преподаватель</text:p>
      <text:p text:style-name="P5"><text:span text:style-name="T5">___________________________<text:tab/></text:span><text:span text:style-name="T6">Беляева Н.В</text:span>.</text:p>
      <text:p text:style-name="P6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2">Нижний Новгород </text:p>
      <text:p text:style-name="P2">201<text:span text:style-name="T9">9</text:span>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09:16:07.75</meta:creation-date>
    <dc:date>2019-01-26T09:22:30.654352801</dc:date>
    <meta:editing-duration>PT4M22S</meta:editing-duration>
    <meta:editing-cycles>4</meta:editing-cycles>
    <meta:generator>LibreOffice/6.0.5.2$Linux_x86 LibreOffice_project/54c8cbb85f300ac59db32fe8a675ff7683cd5a16</meta:generator>
    <meta:document-statistic meta:table-count="0" meta:image-count="0" meta:object-count="0" meta:page-count="1" meta:paragraph-count="12" meta:word-count="37" meta:character-count="384" meta:non-whitespace-character-count="358"/>
  </office:meta>
</office:document-meta>
</file>